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deb8" officeooo:paragraph-rsid="001bdeb8"/>
    </style:style>
    <style:style style:name="P2" style:family="paragraph" style:parent-style-name="Standard">
      <style:text-properties fo:font-size="22pt" officeooo:rsid="001bdeb8" officeooo:paragraph-rsid="001bdeb8" style:font-size-asian="22pt" style:font-size-complex="22pt"/>
    </style:style>
    <style:style style:name="P3" style:family="paragraph" style:parent-style-name="Standard">
      <style:text-properties fo:font-size="16pt" officeooo:rsid="001bdeb8" officeooo:paragraph-rsid="001bdeb8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uarda-me Ó Deus</text:p>
      <text:p text:style-name="P1">Voz da Verdade</text:p>
      <text:p text:style-name="P1"/>
      <text:p text:style-name="P3">Guarda-me o Deus, porque em ti confio.</text:p>
      <text:p text:style-name="P3">Não me deixarás nunca confundido.</text:p>
      <text:p text:style-name="P3">Envia a tua luz, e tua verdade.</text:p>
      <text:p text:style-name="P3">Me guia e me leve ao monte da santidade.</text:p>
      <text:p text:style-name="P3"/>
      <text:p text:style-name="P3">Porque estás abatida oh minha alma.</text:p>
      <text:p text:style-name="P3">Porque tu te perturbas dentro de mim.</text:p>
      <text:p text:style-name="P3">Espera em Deus, ainda o louvarei.</text:p>
      <text:p text:style-name="P3">O Deus da salvação, meu Senhor e Rei</text:p>
      <text:p text:style-name="P3"/>
      <text:p text:style-name="P3">Eu o louvarei, eu o louvarei, eu o louvarei, o Deus da salvação</text:p>
      <text:p text:style-name="P3">Eu o louvarei, eu o louvarei, eu o louvarei, o Deus da salvação</text:p>
      <text:p text:style-name="P3"/>
      <text:p text:style-name="P3">Guarda me o Deus, porque em ti confio</text:p>
      <text:p text:style-name="P3">Não me deixarás nunca confundido</text:p>
      <text:p text:style-name="P3">Envia a tua luz e tua verdade</text:p>
      <text:p text:style-name="P3">Me guia e me leve ao monte da santidade</text:p>
      <text:p text:style-name="P3"/>
      <text:p text:style-name="P3">Eu o louvarei, eu o louvarei, eu o louvarei, o Deus da salvação</text:p>
      <text:p text:style-name="P3">Eu o louvarei, eu o louvarei, eu o louvarei, o Deus da salvação</text:p>
      <text:p text:style-name="P3"/>
      <text:p text:style-name="P3">ohoooooooooo, ohoooooooooo, ohooooooooo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3:15:17.055876215</meta:creation-date>
    <dc:date>2016-05-13T23:16:54.880269153</dc:date>
    <meta:editing-duration>PT1M38S</meta:editing-duration>
    <meta:editing-cycles>1</meta:editing-cycles>
    <meta:document-statistic meta:table-count="0" meta:image-count="0" meta:object-count="0" meta:page-count="1" meta:paragraph-count="19" meta:word-count="145" meta:character-count="743" meta:non-whitespace-character-count="617"/>
    <meta:generator>LibreOffice/5.1.2.2$Linux_X86_64 LibreOffice_project/10m0$Build-2</meta:generator>
  </office:meta>
</office:document-meta>
</file>